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font-style="normal" fo:font-weight="normal" fo:background-color="#009900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4" style:family="text">
      <style:text-properties fo:font-variant="normal" fo:text-transform="none" fo:color="#000000" style:font-name="inherit1" fo:font-size="12pt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8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3805287634186429872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5">SiteMapProvider, </text:span><text:span text:style-name="T48">но </text:span><text:span text:style-name="T45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oft-page-break/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5336872282358473729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4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4263509857410188430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3502383501654525876" text:style-name="L4">
        <text:list-item>
          <text:h text:style-name="P28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1">RequireSSL </text:span><text:span text:style-name="T52">- </text:span><text:span text:style-name="T53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8695333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4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4">- </text:span><text:span text:style-name="T47">дочитал до этого, и кажется понял что </text:span><text:span text:style-name="T44">Roles API </text:span><text:span text:style-name="T47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4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6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5134581859065172916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50">Можно переписать любой метод, обеспечив... </text:span><text:span text:style-name="T65">а</text:span><text:span text:style-name="T58">методы, таких как WebClien</text:span><text:span text:style-name="T54"> </text:span></text:p>
              <text:p text:style-name="P58"><text:span text:style-name="T56">2)Последний пример с </text:span><text:span text:style-name="T55">Task. </text:span><text:span text:style-name="T56">А поток </text:span><text:span text:style-name="T61">innerTask.Wait();</text:span><text:span text:style-name="T57"> не ждет?</text:span></text:p>
            </text:list-item>
            <text:list-item>
              <text:p text:style-name="P48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<text:soft-page-break/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49"><text:span text:style-name="T59">FieldValidator</text:span><text:span text:style-name="T47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4">Проблема возникает из-за того, что библиотека jQuery UI пытается</text:span><text:span text:style-name="T33"> <text:s/></text:span><text:span text:style-name="T44">- </text:span><text:span text:style-name="T47">у меня не было такойпроблемы, поэтому не совсем понятно как там что (относительный путь относительно </text:span><text:span text:style-name="T44">css</text:span><text:span text:style-name="T47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4">Второй способ решения</text:span><text:span text:style-name="T33"> … </text:span><text:span text:style-name="T64">преобразуются в формат JSON.</text:span><text:span text:style-name="T33"> </text:span></text:p>
              <text:p text:style-name="P47"><text:span text:style-name="T64">Мы исправили проблему, но тол</text:span><text:span text:style-name="T33"> ...</text:span><text:span text:style-name="T64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61">RenderContents и это связанно со свойством </text:span><text:span text:style-name="T62">ItemType </text:span><text:span text:style-name="T63">этого нашего элемента</text:span><text:span text:style-name="T61"> </text:span><text:span text:style-name="T66">ValidationRepeater</text:span><text:span text:style-name="T61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8">Хотя веб-формы изменились</text:span><text:span text:style-name="T54"> … </text:span><text:span text:style-name="T58">динамически для запросов</text:span><text:span text:style-name="T54"> –</text:span><text:span text:style-name="T55"> </text:span><text:span text:style-name="T56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Изучаем ASP.NET MVC 5</text:h>
      <text:list xml:id="list696191831231838066" text:style-name="L6">
        <text:list-item>
          <text:h text:style-name="P33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3"><text:tab/></text:span></text:span><text:span text:style-name="Emphasis"><text:span text:style-name="T60">Expert Settings (Развернутые настройки)</text:span></text:span><text:span text:style-name="T53"> </text:span><text:span text:style-name="T59">в меню Tools --&gt; Settings (Сервис --&gt; Настройки) среды Visual Studio.</text:span><text:span text:style-name="T56"> <text:s/></text:span><text:span text:style-name="T55">- </text:span><text:span text:style-name="T56">такого нет</text:span></text:p>
      <text:list xml:id="list38706171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7">что за </text:span><text:span text:style-name="T67">@ViewData["Message"]</text:span><text:span text:style-name="T33"> раньше</text:span><text:span text:style-name="T47"> был только </text:span><text:span text:style-name="T68">ViewBag.Message</text:span><text:span text:style-name="T47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51"><text:span text:style-name="T33">не создавал тестовый проект</text:span>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33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33">Выражения Razor</text:span></text:a></text:p>
            </text:list-item>
            <text:list-item>
              <text:p text:style-name="P50"><text:a xlink:type="simple" xlink:href="https://professorweb.ru/my/ASP_NET/mvc/level2/2_3.php" text:style-name="Internet_20_link" text:visited-style-name="Visited_20_Internet_20_Link"><text:span text:style-name="T33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33">Модульное тестирование</text:span></text:a></text:p>
            </text:list-item>
            <text:list-item>
              <text:p text:style-name="P50"><text:soft-page-break/><text:a xlink:type="simple" xlink:href="https://professorweb.ru/my/ASP_NET/mvc/level2/2_5.php" text:style-name="Internet_20_link" text:visited-style-name="Visited_20_Internet_20_Link"><text:span text:style-name="T33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33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33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3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soft-page-break/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9T18:50:49.09</dc:date>
    <meta:editing-duration>P26DT3H39M34S</meta:editing-duration>
    <meta:editing-cycles>45</meta:editing-cycles>
    <meta:generator>OpenOffice/4.1.2$Win32 OpenOffice.org_project/412m3$Build-9782</meta:generator>
    <meta:document-statistic meta:table-count="0" meta:image-count="0" meta:object-count="0" meta:page-count="23" meta:paragraph-count="808" meta:word-count="3411" meta:character-count="22851"/>
  </office:meta>
</office:document-meta>
</file>